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8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9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1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16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21" style:family="paragraph" style:parent-style-name="Standard" style:list-style-name="L5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23" style:family="paragraph" style:parent-style-name="Standard" style:list-style-name="L8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5684d"/>
    </style:style>
    <style:style style:name="T5" style:family="text">
      <style:text-properties style:font-name="Verdana"/>
    </style:style>
    <style:style style:name="T6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8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9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0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1" style:family="text">
      <style:text-properties style:font-name="Verdana" fo:font-style="normal" style:font-style-asian="normal" style:font-style-complex="normal"/>
    </style:style>
    <style:style style:name="T12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4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15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16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17" style:family="text">
      <style:text-properties style:font-name="Verdana" fo:font-style="italic" style:font-style-asian="italic" style:font-style-complex="italic"/>
    </style:style>
    <style:style style:name="T18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19" style:family="text">
      <style:text-properties style:font-name="Verdana" fo:font-weight="normal" style:font-weight-asian="normal" style:font-weight-complex="normal"/>
    </style:style>
    <style:style style:name="T20" style:family="text">
      <style:text-properties style:font-name="Verdana" fo:font-weight="normal" officeooo:rsid="00071fbe" style:font-weight-asian="normal" style:font-weight-complex="normal"/>
    </style:style>
    <style:style style:name="T21" style:family="text">
      <style:text-properties style:font-name="Verdana" fo:font-weight="normal" officeooo:rsid="00075d20" style:font-weight-asian="normal" style:font-weight-complex="normal"/>
    </style:style>
    <style:style style:name="T22" style:family="text">
      <style:text-properties style:font-name="Verdana" fo:font-weight="normal" officeooo:rsid="000842f1" style:font-weight-asian="normal" style:font-weight-complex="normal"/>
    </style:style>
    <style:style style:name="T23" style:family="text">
      <style:text-properties style:font-name="Verdana" officeooo:rsid="000842f1"/>
    </style:style>
    <style:style style:name="T24" style:family="text">
      <style:text-properties officeooo:rsid="00097d2a"/>
    </style:style>
    <style:style style:name="T2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B III</text:p>
      <text:p text:style-name="P6">ANALISIS DAN PERANCANGAN SISTEM</text:p>
      <text:p text:style-name="P5">3.1 Analisis sistem</text:p>
      <text:p text:style-name="P2">3.1.1 Gambaran Umum Sistem <text:span text:style-name="T2">Library</text:span></text:p>
      <text:p text:style-name="P3"><text:tab/><text:span text:style-name="T1">Library </text:span><text:span text:style-name="T3">yang dibangun merupakan pendukung dari </text:span><text:span text:style-name="T1">framework </text:span><text:span text:style-name="T3">Codeigniter untuk dapat mengakses basis data MongoDB.</text:span></text:p>
      <text:p text:style-name="P1"><text:tab/><text:span text:style-name="T1">Library</text:span> ini terdiri dari empat buah kelas yang saling terhubung dengan masing-masing kelas tersebut adalah kelas Mongoigniterbase,<text:span text:style-name="T24">Mongocursor</text:span> <text:span text:style-name="T4">dan Mongocrud.</text:span></text:p>
      <text:p text:style-name="P4"><text:span text:style-name="T7"><text:tab/>Mongoigniterbase merupakan kelas untuk melakukan konfigurasi, koneksi serta perintah </text:span><text:span text:style-name="T13">DDL(Data Definition Language)</text:span><text:span text:style-name="T7"> </text:span><text:span text:style-name="T8">di</text:span><text:span text:style-name="T7"> basis data MongoDB. Kelas mongoigniterbase terdiri dari fungsi-fungsi sebagai baerikut:</text:span></text:p>
      <text:list xml:id="list4205476369863447491" text:style-name="L1">
        <text:list-item>
          <text:p text:style-name="P9">Fungsi connection_string.</text:p>
          <text:list>
            <text:list-header>
              <text:p text:style-name="P8"><text:span text:style-name="T6">Fungsi ini </text:span><text:span text:style-name="T8">digunakan</text:span><text:span text:style-name="T6"> untuk melakuakan konfigurasi </text:span><text:span text:style-name="T12">host,username </text:span><text:span text:style-name="T6">dan </text:span><text:span text:style-name="T12">password.</text:span></text:p>
            </text:list-header>
          </text:list>
        </text:list-item>
        <text:list-item>
          <text:p text:style-name="P9">Fungsi connect.</text:p>
          <text:list>
            <text:list-header>
              <text:p text:style-name="P14"><text:span text:style-name="T19">Fungsi ini </text:span><text:span text:style-name="T20">digunakan</text:span><text:span text:style-name="T19"> untuk melakukan koneksi ke basis</text:span></text:p>
              <text:p text:style-name="P10">data MongoDB. </text:p>
            </text:list-header>
          </text:list>
        </text:list-item>
        <text:list-item>
          <text:p text:style-name="P11">Fungsi drop_db.</text:p>
          <text:list>
            <text:list-header>
              <text:p text:style-name="P15"><text:span text:style-name="T19">Fungsi ini digunakan untuk menghapus </text:span><text:span text:style-name="T12">database </text:span><text:span text:style-name="T19">yang telah dibuat sebelumnya.</text:span></text:p>
            </text:list-header>
          </text:list>
        </text:list-item>
      </text:list>
      <text:p text:style-name="P12"><text:soft-page-break/></text:p>
      <text:list xml:id="list91222975464756" text:continue-numbering="true" text:style-name="L1">
        <text:list-item>
          <text:p text:style-name="P11">Fungsi drop_collection.</text:p>
          <text:list>
            <text:list-header>
              <text:p text:style-name="P15"><text:span text:style-name="T19">Fungsi ini digunakan untuk menghapus </text:span><text:span text:style-name="T12">collection </text:span><text:span text:style-name="T19">beserta </text:span><text:span text:style-name="T12">document </text:span><text:span text:style-name="T19">yang terdapat pada </text:span><text:span text:style-name="T12">collection </text:span><text:span text:style-name="T19">tersebut.</text:span></text:p>
            </text:list-header>
          </text:list>
        </text:list-item>
        <text:list-item>
          <text:p text:style-name="P11">Fungsi exception.</text:p>
          <text:list>
            <text:list-header>
              <text:p text:style-name="P15"><text:span text:style-name="T19">Fungsi ini digunakan untuk menangani setiap kesalahan yang terjadi pada sistem </text:span><text:span text:style-name="T12">library.</text:span></text:p>
            </text:list-header>
          </text:list>
        </text:list-item>
        <text:list-item>
          <text:p text:style-name="P11">Fungsi _clear.</text:p>
          <text:list>
            <text:list-header>
              <text:p text:style-name="P15"><text:span text:style-name="T19">Saat di panggil fungsi ini akan mengembalikan perintah </text:span><text:span text:style-name="T14">select,update </text:span><text:span text:style-name="T21">dan </text:span><text:span text:style-name="T14">where </text:span><text:span text:style-name="T21">pada kondisi awal.</text:span></text:p>
            </text:list-header>
          </text:list>
        </text:list-item>
      </text:list>
      <text:p text:style-name="P7"><text:span text:style-name="T19"><text:tab/>Kelas selanjutnya yang terdapat pada </text:span><text:span text:style-name="T12">library </text:span><text:span text:style-name="T19">ini yaitu kelas mongocrud,yaitu kelas yang berisi sekumpulan fungsi untuk proses manipulasi data pada basis data MongoDB. </text:span><text:span text:style-name="T22">Kelas mongocrud terdiri dari fungsi-fungsi berikut:</text:span></text:p>
      <text:list xml:id="list3800415254678550428" text:style-name="L2">
        <text:list-item>
          <text:p text:style-name="P13">Fungsi insert.</text:p>
          <text:list>
            <text:list-header>
              <text:p text:style-name="P16"><text:span text:style-name="T22">Fungsi ini digunakan untuk melakukan proses pengisian </text:span><text:span text:style-name="T15">document </text:span><text:span text:style-name="T22">ke </text:span><text:span text:style-name="T15">collection.</text:span></text:p>
            </text:list-header>
          </text:list>
        </text:list-item>
        <text:list-item>
          <text:p text:style-name="P13">Fungsi update.</text:p>
          <text:list>
            <text:list-header>
              <text:p text:style-name="P16"><text:span text:style-name="T22">Fungsi ini digunakan untuk melakukan proses pengubahan </text:span><text:span text:style-name="T15">document.</text:span></text:p>
            </text:list-header>
          </text:list>
        </text:list-item>
        <text:list-item>
          <text:p text:style-name="P13">Fungsi delete.</text:p>
          <text:list>
            <text:list-header>
              <text:p text:style-name="P16"><text:span text:style-name="T22">Fungsi ini digunakan untuk melakukan proses </text:span><text:soft-page-break/><text:span text:style-name="T22">penghapusan </text:span><text:span text:style-name="T16">document</text:span><text:span text:style-name="T22"> .</text:span></text:p>
            </text:list-header>
          </text:list>
        </text:list-item>
      </text:list>
      <text:p text:style-name="P7"><text:span text:style-name="T22"/></text:p>
      <text:p text:style-name="P18"><text:span text:style-name="T23">3.</text:span><text:span text:style-name="T5">2<text:tab/>Analisis Kebutuhan</text:span></text:p>
      <text:p text:style-name="P20"><text:span text:style-name="T10">3.2.1<text:tab/>Perangkat lunak(</text:span><text:span text:style-name="T18">Software</text:span><text:span text:style-name="T10">)</text:span><text:span text:style-name="T18"> </text:span><text:span text:style-name="T10">yang digunakan</text:span></text:p>
      <text:list xml:id="list5127117487631812504" text:style-name="L5">
        <text:list-item>
          <text:p text:style-name="P21"><text:span text:style-name="T9">G</text:span><text:span text:style-name="T6">eany sebagai editor untuk membangun </text:span><text:span text:style-name="T12">library.</text:span></text:p>
        </text:list-item>
        <text:list-item>
          <text:p text:style-name="P21"><text:span text:style-name="T6">Apache versi 2.4.7 digunakan sebagai server lokal.</text:span></text:p>
        </text:list-item>
        <text:list-item>
          <text:p text:style-name="P21"><text:span text:style-name="T6">PHP versi 5.5.9 sebagai bahasa pemrograman yang digunakan.</text:span></text:p>
        </text:list-item>
        <text:list-item>
          <text:p text:style-name="P21"><text:span text:style-name="T6">MongoDB versi 2.4.9 sebagai basis data.</text:span></text:p>
        </text:list-item>
        <text:list-item>
          <text:p text:style-name="P21"><text:span text:style-name="T6">Menggunakan </text:span><text:span text:style-name="T12">framework </text:span><text:span text:style-name="T6">Codeigniter versi 2.2.</text:span></text:p>
        </text:list-item>
        <text:list-item>
          <text:p text:style-name="P21"><text:span text:style-name="T6">Chrome sebagai alat uji coba website.</text:span></text:p>
        </text:list-item>
      </text:list>
      <text:p text:style-name="P22"><text:span text:style-name="T11">3.2.2<text:tab/>Pengguna sistem </text:span><text:span text:style-name="T17">library</text:span></text:p>
      <text:list xml:id="list1028129589835523487" text:style-name="L8">
        <text:list-item>
          <text:p text:style-name="P23"><text:span text:style-name="T5">Pengembang aplikasi web.</text:span></text:p>
        </text:list-item>
      </text:list>
      <text:p text:style-name="P19"><text:span text:style-name="T5">3.3<text:tab/>Perancangan sistem</text:span></text:p>
      <text:p text:style-name="P19"><text:span text:style-name="T5">3.3.1<text:tab/>Class diagram</text:span></text:p>
      <text:p text:style-name="P19"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1-12T09:12:20.792519402</dc:date>
    <meta:editing-duration>PT1H29S</meta:editing-duration>
    <meta:editing-cycles>7</meta:editing-cycles>
    <meta:generator>LibreOffice/5.0.3.2$Linux_x86 LibreOffice_project/00m0$Build-2</meta:generator>
    <meta:document-statistic meta:table-count="0" meta:image-count="0" meta:object-count="0" meta:page-count="3" meta:paragraph-count="40" meta:word-count="297" meta:character-count="2119" meta:non-whitespace-character-count="1880"/>
  </office:meta>
</office:document-meta>
</file>